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fill-color="#9999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99" draw:textarea-vertical-align="top"/>
    </style:style>
    <style:style style:name="gr4" style:family="graphic" style:parent-style-name="standard">
      <style:graphic-properties draw:fill-color="#6666ff" draw:textarea-vertical-align="top"/>
    </style:style>
    <style:style style:name="gr5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9900ff" draw:textarea-horizontal-align="justify" draw:textarea-vertical-align="top" draw:auto-grow-height="false" fo:min-height="0cm" fo:min-width="0cm"/>
    </style:style>
    <style:style style:name="gr10" style:family="graphic" style:parent-style-name="standard">
      <style:graphic-properties draw:fill-color="#ff99ff" draw:textarea-vertical-align="middle"/>
    </style:style>
    <style:style style:name="gr11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ff99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9999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14.605cm" svg:x="1.002cm" svg:y="3.562cm">
          <text:p text:style-name="P1">Raspberry P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4.985cm" svg:height="2.667cm" svg:x="15.453cm" svg:y="14.611cm">
          <text:p text:style-name="P1">I2C ... capacitive </text:p>
          <text:p text:style-name="P1">Moisture Sensor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3" draw:text-style-name="P1" draw:layer="layout" svg:width="3.937cm" svg:height="9.017cm" svg:x="1.256cm" svg:y="4.705cm">
          <text:p text:style-name="P1">MongoDB</text:p>
          <text:p text:style-name="P1"/>
        </draw:rect>
        <draw:rect draw:style-name="gr4" draw:text-style-name="P1" draw:layer="layout" svg:width="8.636cm" svg:height="9.017cm" svg:x="5.32cm" svg:y="4.705cm">
          <text:p text:style-name="P1">Node Package </text:p>
          <text:p text:style-name="P1">Manager</text:p>
        </draw:rect>
        <draw:custom-shape draw:style-name="gr5" draw:text-style-name="P1" xml:id="id1" draw:id="id1" draw:layer="layout" svg:width="4.699cm" svg:height="3.81cm" svg:x="15.78cm" svg:y="3.562cm">
          <text:p text:style-name="P1">Web Browser</text:p>
          <text:p text:style-name="P1">Sensor Setup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6" draw:text-style-name="P1" draw:layer="layout" svg:width="8.001cm" svg:height="1.143cm" svg:x="5.574cm" svg:y="6.356cm">
          <text:p text:style-name="P1">Node JS</text:p>
        </draw:rect>
        <draw:custom-shape draw:style-name="gr1" draw:text-style-name="P1" draw:layer="layout" svg:width="8.001cm" svg:height="5.588cm" svg:x="5.574cm" svg:y="7.88cm">
          <text:p text:style-name="P1">Node Modu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2" draw:id="id2" draw:layer="layout" svg:width="6.858cm" svg:height="1.27cm" svg:x="6.209cm" svg:y="8.769cm">
          <text:p text:style-name="P1">REST AP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6.858cm" svg:height="1.27cm" svg:x="6.209cm" svg:y="10.674cm">
          <text:p text:style-name="P1">Mongo AP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3.429cm" svg:height="3.048cm" svg:x="1.437cm" svg:y="5.848cm">
          <text:p text:style-name="P1">Sensor </text:p>
          <text:p text:style-name="P1">Info</text:p>
          <text:p text:style-name="P1">JS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12.754cm" svg:height="3.429cm" svg:x="1.256cm" svg:y="13.976cm">
          <text:p text:style-name="P2">Python Scrtipts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10" draw:text-style-name="P1" xml:id="id4" draw:id="id4" draw:layer="layout" svg:width="3.302cm" svg:height="1.905cm" svg:x="10.273cm" svg:y="14.992cm">
          <text:p text:style-name="P1">Sensor Info</text:p>
          <text:p text:style-name="P1">Gathering</text:p>
        </draw:rect>
        <draw:connector draw:style-name="gr11" draw:text-style-name="P1" draw:layer="layout" svg:x1="15.78cm" svg:y1="5.467cm" svg:x2="13.067cm" svg:y2="9.404cm" draw:start-shape="id1" draw:start-glue-point="5" draw:end-shape="id2" draw:end-glue-point="7" svg:d="M15780 5467h-1357v3937h-1356">
          <text:p/>
        </draw:connector>
        <draw:connector draw:style-name="gr12" draw:text-style-name="P1" draw:layer="layout" svg:x1="15.453cm" svg:y1="15.945cm" svg:x2="13.575cm" svg:y2="15.944cm" draw:start-shape="id3" draw:start-glue-point="5" draw:end-shape="id4" draw:end-glue-point="1" svg:d="M15453 15945h-939v-1h-939">
          <text:p/>
        </draw:connector>
        <draw:rect draw:style-name="gr10" draw:text-style-name="P1" xml:id="id7" draw:id="id7" draw:layer="layout" svg:width="3.302cm" svg:height="1.905cm" svg:x="6.673cm" svg:y="14.993cm">
          <text:p text:style-name="P1">Relay</text:p>
          <text:p text:style-name="P1">Control</text:p>
        </draw:rect>
        <draw:custom-shape draw:style-name="gr2" draw:text-style-name="P1" xml:id="id8" draw:id="id8" draw:layer="layout" svg:width="2.54cm" svg:height="2.667cm" svg:x="1.51cm" svg:y="18.802cm">
          <text:p text:style-name="P1">Relay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9" draw:id="id9" draw:layer="layout" svg:width="2.318cm" svg:height="2.667cm" svg:x="5.242cm" svg:y="18.802cm">
          <text:p text:style-name="P1">Relay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0" draw:id="id10" draw:layer="layout" svg:width="2.413cm" svg:height="2.667cm" svg:x="8.657cm" svg:y="18.802cm">
          <text:p text:style-name="P1">Relay..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1" draw:id="id11" draw:layer="layout" svg:width="2.286cm" svg:height="2.667cm" svg:x="11.94cm" svg:y="18.802cm">
          <text:p text:style-name="P1">Relay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4.985cm" svg:height="2.667cm" svg:x="15.48cm" svg:y="11.563cm">
          <text:p text:style-name="P1">I2C 2 capacitive </text:p>
          <text:p text:style-name="P1">Moisture Sens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4.985cm" svg:height="2.667cm" svg:x="15.48cm" svg:y="8.388cm">
          <text:p text:style-name="P1">I2C 1 capacitive </text:p>
          <text:p text:style-name="P1">Moisture Sens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svg:x1="15.48cm" svg:y1="12.897cm" svg:x2="13.575cm" svg:y2="15.944cm" draw:start-shape="id5" draw:start-glue-point="5" draw:end-shape="id4" draw:end-glue-point="1" svg:d="M15480 12897h-953v3047h-952">
          <text:p/>
        </draw:connector>
        <draw:connector draw:style-name="gr12" draw:text-style-name="P1" draw:layer="layout" svg:x1="15.48cm" svg:y1="9.722cm" svg:x2="13.575cm" svg:y2="15.944cm" draw:start-shape="id6" draw:start-glue-point="5" draw:end-shape="id4" draw:end-glue-point="1" svg:d="M15480 9722h-953v6222h-952">
          <text:p/>
        </draw:connector>
        <draw:connector draw:style-name="gr12" draw:text-style-name="P1" draw:layer="layout" svg:x1="8.324cm" svg:y1="16.898cm" svg:x2="2.78cm" svg:y2="18.802cm" draw:start-shape="id7" draw:start-glue-point="2" draw:end-shape="id8" draw:end-glue-point="4" svg:d="M8324 16898v952h-5544v952">
          <text:p/>
        </draw:connector>
        <draw:connector draw:style-name="gr12" draw:text-style-name="P1" draw:layer="layout" svg:x1="8.324cm" svg:y1="16.898cm" svg:x2="6.401cm" svg:y2="18.802cm" draw:start-shape="id7" draw:start-glue-point="2" draw:end-shape="id9" svg:d="M8324 16898v952h-1923v952">
          <text:p/>
        </draw:connector>
        <draw:connector draw:style-name="gr12" draw:text-style-name="P1" draw:layer="layout" svg:x1="8.324cm" svg:y1="16.898cm" svg:x2="9.864cm" svg:y2="18.802cm" draw:start-shape="id7" draw:start-glue-point="2" draw:end-shape="id10" draw:end-glue-point="4" svg:d="M8324 16898v952h1540v952">
          <text:p/>
        </draw:connector>
        <draw:connector draw:style-name="gr12" draw:text-style-name="P1" draw:layer="layout" svg:x1="8.324cm" svg:y1="16.898cm" svg:x2="13.083cm" svg:y2="18.802cm" draw:start-shape="id7" draw:start-glue-point="2" draw:end-shape="id11" draw:end-glue-point="4" svg:d="M8324 16898v952h4759v952">
          <text:p/>
        </draw:connector>
        <draw:custom-shape draw:style-name="gr2" draw:text-style-name="P1" xml:id="id12" draw:id="id12" draw:layer="layout" svg:width="4.985cm" svg:height="2.667cm" svg:x="15.48cm" svg:y="17.913cm">
          <text:p text:style-name="P1">I2C N capacitive </text:p>
          <text:p text:style-name="P1">Moisture Sens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svg:x1="15.48cm" svg:y1="19.247cm" svg:x2="13.575cm" svg:y2="15.944cm" draw:start-shape="id12" draw:start-glue-point="5" draw:end-shape="id4" draw:end-glue-point="1" svg:d="M15480 19247h-953v-3303h-952">
          <text:p/>
        </draw:connector>
      </draw:page>
      <draw:page draw:name="page2" draw:style-name="dp1" draw:master-page-name="Default">
        <draw:custom-shape draw:style-name="gr13" draw:text-style-name="P3" xml:id="id13" draw:id="id13" draw:layer="layout" svg:width="4.264cm" svg:height="0.989cm" svg:x="4.581cm" svg:y="1.281cm">
          <text:p text:style-name="P1"><text:span text:style-name="T1">Start Relay Contro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3" xml:id="id17" draw:id="id17" draw:layer="layout" svg:width="4.064cm" svg:height="1.524cm" svg:x="7.502cm" svg:y="10.99cm">
          <text:p text:style-name="P1"><text:span text:style-name="T1">Turn On Relay 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10" draw:text-style-name="P3" xml:id="id18" draw:id="id18" draw:layer="layout" svg:width="3.81cm" svg:height="1.27cm" svg:x="4.962cm" svg:y="14.203cm">
          <text:p text:style-name="P1"><text:span text:style-name="T1">Thread Delay</text:span></text:p>
        </draw:rect>
        <draw:custom-shape draw:style-name="gr13" draw:text-style-name="P3" xml:id="id15" draw:id="id15" draw:layer="layout" svg:width="3.683cm" svg:height="3.683cm" svg:x="4.962cm" svg:y="6.972cm">
          <text:p text:style-name="P1"><text:span text:style-name="T1">Turn Relay On</text:span></text:p>
          <text:p text:style-name="P1"><text:span text:style-name="T1">{Check params}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3" xml:id="id20" draw:id="id20" draw:layer="layout" svg:width="2.894cm" svg:height="0.808cm" svg:x="9.863cm" svg:y="17.915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3" xml:id="id16" draw:id="id16" draw:layer="layout" svg:width="4.064cm" svg:height="1.524cm" svg:x="1.914cm" svg:y="10.99cm">
          <text:p text:style-name="P1"><text:span text:style-name="T1">Turn Off Relay 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10" draw:text-style-name="P3" xml:id="id14" draw:id="id14" draw:layer="layout" svg:width="3.81cm" svg:height="2.778cm" svg:x="4.835cm" svg:y="3.421cm">
          <text:p text:style-name="P1"><text:span text:style-name="T1">GET Port Settings</text:span></text:p>
          <text:p text:style-name="P1"><text:span text:style-name="T1">and Sensor Data </text:span></text:p>
          <text:p text:style-name="P1"><text:span text:style-name="T1">From REST API</text:span></text:p>
        </draw:rect>
        <draw:custom-shape draw:style-name="gr13" draw:text-style-name="P3" xml:id="id19" draw:id="id19" draw:layer="layout" svg:width="3.683cm" svg:height="3.683cm" svg:x="4.989cm" svg:y="16.462cm">
          <text:p text:style-name="P1"><text:span text:style-name="T1">Exit Fla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svg:x1="6.713cm" svg:y1="2.27cm" svg:x2="6.74cm" svg:y2="3.421cm" draw:start-shape="id13" draw:start-glue-point="6" draw:end-shape="id14" draw:end-glue-point="0" svg:d="M6713 2270v575h27v576">
          <text:p/>
        </draw:connector>
        <draw:connector draw:style-name="gr12" draw:text-style-name="P1" draw:layer="layout" svg:x1="6.74cm" svg:y1="6.199cm" svg:x2="6.803cm" svg:y2="6.972cm" draw:start-shape="id14" draw:start-glue-point="2" draw:end-shape="id15" draw:end-glue-point="4" svg:d="M6740 6199v386h63v387">
          <text:p/>
        </draw:connector>
        <draw:connector draw:style-name="gr12" draw:text-style-name="P1" draw:layer="layout" svg:x1="4.962cm" svg:y1="8.813cm" svg:x2="3.946cm" svg:y2="10.99cm" draw:start-shape="id15" draw:start-glue-point="5" draw:end-shape="id16" draw:end-glue-point="4" svg:d="M4962 8813h-1016v2177">
          <text:p/>
        </draw:connector>
        <draw:connector draw:style-name="gr12" draw:text-style-name="P1" draw:layer="layout" svg:x1="8.645cm" svg:y1="8.813cm" svg:x2="9.534cm" svg:y2="10.99cm" draw:start-shape="id15" draw:start-glue-point="7" draw:end-shape="id17" svg:d="M8645 8813h889v2177">
          <text:p/>
        </draw:connector>
        <draw:connector draw:style-name="gr12" draw:text-style-name="P1" draw:layer="layout" svg:x1="9.534cm" svg:y1="12.514cm" svg:x2="6.867cm" svg:y2="14.203cm" draw:start-shape="id17" draw:start-glue-point="6" draw:end-shape="id18" draw:end-glue-point="0" svg:d="M9534 12514v845h-2667v844">
          <text:p/>
        </draw:connector>
        <draw:connector draw:style-name="gr12" draw:text-style-name="P1" draw:layer="layout" svg:x1="3.946cm" svg:y1="12.514cm" svg:x2="6.867cm" svg:y2="14.203cm" draw:start-shape="id16" draw:start-glue-point="6" draw:end-shape="id18" draw:end-glue-point="0" svg:d="M3946 12514v845h2921v844">
          <text:p/>
        </draw:connector>
        <draw:connector draw:style-name="gr12" draw:text-style-name="P1" draw:layer="layout" svg:x1="6.867cm" svg:y1="15.473cm" svg:x2="6.83cm" svg:y2="16.462cm" draw:start-shape="id18" draw:start-glue-point="2" draw:end-shape="id19" draw:end-glue-point="4" svg:d="M6867 15473v494h-37v495">
          <text:p/>
        </draw:connector>
        <draw:connector draw:style-name="gr12" draw:text-style-name="P1" draw:layer="layout" svg:x1="8.672cm" svg:y1="18.303cm" svg:x2="9.863cm" svg:y2="18.319cm" draw:start-shape="id19" draw:start-glue-point="7" draw:end-shape="id20" svg:d="M8672 18303h595v16h596">
          <text:p/>
        </draw:connector>
        <draw:connector draw:style-name="gr12" draw:text-style-name="P1" draw:layer="layout" draw:line-skew="-2.928cm" svg:x1="4.989cm" svg:y1="18.303cm" svg:x2="4.835cm" svg:y2="4.81cm" draw:start-shape="id19" draw:start-glue-point="5" draw:end-shape="id14" svg:d="M4989 18303h-3583v-13493h3429">
          <text:p/>
        </draw:connector>
        <draw:custom-shape draw:style-name="gr13" draw:text-style-name="P3" xml:id="id24" draw:id="id24" draw:layer="layout" svg:width="4.264cm" svg:height="1.089cm" svg:x="13.527cm" svg:y="1.308cm">
          <text:p text:style-name="P1"><text:span text:style-name="T1">Start IC2 Sensor </text:span></text:p>
          <text:p text:style-name="P1"><text:span text:style-name="T1">Gatheri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rect draw:style-name="gr6" draw:text-style-name="P3" draw:layer="layout" svg:width="3.81cm" svg:height="2.778cm" svg:x="13.727cm" svg:y="3.229cm">
          <text:p text:style-name="P1"><text:span text:style-name="T1">SCAN I2C BUS</text:span></text:p>
        </draw:rect>
        <draw:rect draw:style-name="gr10" draw:text-style-name="P3" xml:id="id21" draw:id="id21" draw:layer="layout" svg:width="3.81cm" svg:height="2.778cm" svg:x="13.727cm" svg:y="6.942cm">
          <text:p text:style-name="P1"><text:span text:style-name="T1">POST sensor</text:span></text:p>
          <text:p text:style-name="P1"><text:span text:style-name="T1">Values to</text:span></text:p>
          <text:p text:style-name="P1"><text:span text:style-name="T1">REST API</text:span></text:p>
          <text:p text:style-name="P1"><text:span text:style-name="T1"/></text:p>
        </draw:rect>
        <draw:rect draw:style-name="gr10" draw:text-style-name="P3" xml:id="id23" draw:id="id23" draw:layer="layout" svg:width="3.81cm" svg:height="2.778cm" svg:x="13.727cm" svg:y="3.229cm">
          <text:p text:style-name="P1"><text:span text:style-name="T1">SCAN I2C BUS</text:span></text:p>
        </draw:rect>
        <draw:custom-shape draw:style-name="gr13" draw:text-style-name="P3" xml:id="id25" draw:id="id25" draw:layer="layout" svg:width="2.894cm" svg:height="0.808cm" svg:x="14.108cm" svg:y="15.059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3" xml:id="id22" draw:id="id22" draw:layer="layout" svg:width="3.683cm" svg:height="3.683cm" svg:x="13.727cm" svg:y="10.579cm">
          <text:p text:style-name="P1"><text:span text:style-name="T1">Exit Fla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svg:x1="15.632cm" svg:y1="9.72cm" svg:x2="15.568cm" svg:y2="10.579cm" draw:start-shape="id21" draw:start-glue-point="2" draw:end-shape="id22" draw:end-glue-point="4" svg:d="M15632 9720v429h-64v430">
          <text:p/>
        </draw:connector>
        <draw:connector draw:style-name="gr12" draw:text-style-name="P1" draw:layer="layout" svg:x1="15.632cm" svg:y1="6.007cm" svg:x2="15.632cm" svg:y2="6.942cm" draw:start-shape="id23" draw:start-glue-point="2" draw:end-shape="id21" draw:end-glue-point="0" svg:d="M15632 6007v935">
          <text:p/>
        </draw:connector>
        <draw:connector draw:style-name="gr12" draw:text-style-name="P1" draw:layer="layout" draw:line-skew="0.388cm" svg:x1="17.41cm" svg:y1="12.42cm" svg:x2="17.537cm" svg:y2="4.618cm" draw:start-shape="id22" draw:start-glue-point="7" draw:end-shape="id23" draw:end-glue-point="1" svg:d="M17410 12420h1016v-7802h-889">
          <text:p/>
        </draw:connector>
        <draw:connector draw:style-name="gr12" draw:text-style-name="P1" draw:layer="layout" svg:x1="15.659cm" svg:y1="2.397cm" svg:x2="15.632cm" svg:y2="3.229cm" draw:start-shape="id24" draw:start-glue-point="6" draw:end-shape="id23" draw:end-glue-point="0" svg:d="M15659 2397v416h-27v416">
          <text:p/>
        </draw:connector>
        <draw:connector draw:style-name="gr12" draw:text-style-name="P1" draw:layer="layout" svg:x1="15.568cm" svg:y1="14.262cm" svg:x2="15.555cm" svg:y2="15.059cm" draw:start-shape="id22" draw:start-glue-point="6" draw:end-shape="id25" draw:end-glue-point="4" svg:d="M15568 14262v398h-13v399">
          <text:p/>
        </draw:connector>
      </draw:page>
      <draw:page draw:name="page3" draw:style-name="dp1" draw:master-page-name="Default">
        <draw:custom-shape draw:style-name="gr7" draw:text-style-name="P3" xml:id="id29" draw:id="id29" draw:layer="layout" svg:width="4.264cm" svg:height="1.089cm" svg:x="3.063cm" svg:y="3.376cm">
          <text:p text:style-name="P3"><text:span text:style-name="T1">Start REST AP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rect draw:style-name="gr14" draw:text-style-name="P3" xml:id="id26" draw:id="id26" draw:layer="layout" svg:width="3.81cm" svg:height="1.859cm" draw:transform="skewX (-0.0005235987755982) translate (3.298cm 11.062cm)">
          <text:p text:style-name="P1"><text:span text:style-name="T1">POST</text:span></text:p>
          <text:p text:style-name="P1"><text:span text:style-name="T1">New Data </text:span></text:p>
          <text:p text:style-name="P1"><text:span text:style-name="T1">for sensor</text:span></text:p>
        </draw:rect>
        <draw:rect draw:style-name="gr14" draw:text-style-name="P3" xml:id="id28" draw:id="id28" draw:layer="layout" svg:width="3.81cm" svg:height="0.873cm" svg:x="3.298cm" svg:y="9.649cm">
          <text:p text:style-name="P1"><text:span text:style-name="T1">Switch Request</text:span></text:p>
        </draw:rect>
        <draw:custom-shape draw:style-name="gr7" draw:text-style-name="P3" xml:id="id31" draw:id="id31" draw:layer="layout" svg:width="3.683cm" svg:height="3.683cm" svg:x="3.37cm" svg:y="15.992cm">
          <text:p text:style-name="P3"><text:span text:style-name="T1">Data exi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svg:x1="5.204cm" svg:y1="12.921cm" svg:x2="5.174cm" svg:y2="13.578cm" draw:start-shape="id26" draw:start-glue-point="2" draw:end-shape="id27" draw:end-glue-point="0" svg:d="M5204 12921v329h-30v328">
          <text:p/>
        </draw:connector>
        <draw:connector draw:style-name="gr12" draw:text-style-name="P1" draw:layer="layout" svg:x1="5.203cm" svg:y1="10.522cm" svg:x2="5.203cm" svg:y2="11.062cm" draw:start-shape="id28" draw:start-glue-point="2" draw:end-shape="id26" draw:end-glue-point="0" svg:d="M5203 10522v540">
          <text:p/>
        </draw:connector>
        <draw:connector draw:style-name="gr12" draw:text-style-name="P1" draw:layer="layout" svg:x1="5.195cm" svg:y1="4.465cm" svg:x2="5.231cm" svg:y2="5.181cm" draw:start-shape="id29" draw:start-glue-point="6" draw:end-shape="id30" draw:end-glue-point="4" svg:d="M5195 4465v358h36v358">
          <text:p/>
        </draw:connector>
        <draw:connector draw:style-name="gr12" draw:text-style-name="P1" draw:layer="layout" svg:x1="5.211cm" svg:y1="19.675cm" svg:x2="5.256cm" svg:y2="20.345cm" draw:start-shape="id31" draw:start-glue-point="6" draw:end-shape="id32" draw:end-glue-point="0" svg:d="M5211 19675v335h45v335">
          <text:p/>
        </draw:connector>
        <draw:rect draw:style-name="gr14" draw:text-style-name="P3" xml:id="id27" draw:id="id27" draw:layer="layout" svg:width="3.81cm" svg:height="1.778cm" draw:transform="skewX (-0.0005235987755982) translate (3.269cm 13.578cm)">
          <text:p text:style-name="P1"><text:span text:style-name="T1">Read Sensor info</text:span></text:p>
          <text:p text:style-name="P1"><text:span text:style-name="T1">From mongoDB</text:span></text:p>
        </draw:rect>
        <draw:rect draw:style-name="gr14" draw:text-style-name="P3" xml:id="id32" draw:id="id32" draw:layer="layout" svg:width="3.81cm" svg:height="2.439cm" draw:transform="skewX (-0.0003490658503988) translate (3.351cm 20.345cm)">
          <text:p text:style-name="P1"><text:span text:style-name="T1">Update Data,</text:span></text:p>
          <text:p text:style-name="P1"><text:span text:style-name="T1">Write Data to</text:span></text:p>
          <text:p text:style-name="P1"><text:span text:style-name="T1">MongoDB</text:span></text:p>
        </draw:rect>
        <draw:connector draw:style-name="gr12" draw:text-style-name="P1" draw:layer="layout" svg:x1="5.175cm" svg:y1="15.356cm" svg:x2="5.211cm" svg:y2="15.992cm" draw:start-shape="id27" draw:start-glue-point="2" draw:end-shape="id31" draw:end-glue-point="4" svg:d="M5175 15356v318h36v318">
          <text:p/>
        </draw:connector>
        <draw:connector draw:style-name="gr12" draw:text-style-name="P1" draw:layer="layout" svg:x1="7.108cm" svg:y1="10.085cm" svg:x2="13.946cm" svg:y2="11.484cm" draw:start-shape="id28" draw:start-glue-point="1" draw:end-shape="id33" draw:end-glue-point="0" svg:d="M7108 10085h6838v1399">
          <text:p/>
        </draw:connector>
        <draw:rect draw:style-name="gr14" draw:text-style-name="P3" xml:id="id33" draw:id="id33" draw:layer="layout" svg:width="3.81cm" svg:height="1.859cm" draw:transform="skewX (-0.0005235987755982) translate (12.041cm 11.484cm)">
          <text:p text:style-name="P1"><text:span text:style-name="T1">GET</text:span></text:p>
          <text:p text:style-name="P1"><text:span text:style-name="T1">Data </text:span></text:p>
          <text:p text:style-name="P1"><text:span text:style-name="T1">for sensor</text:span></text:p>
        </draw:rect>
        <draw:rect draw:style-name="gr14" draw:text-style-name="P3" xml:id="id34" draw:id="id34" draw:layer="layout" svg:width="3.81cm" svg:height="1.778cm" draw:transform="skewX (-0.0005235987755982) translate (12.014cm 14.278cm)">
          <text:p text:style-name="P1"><text:span text:style-name="T1">Read Sensor info</text:span></text:p>
          <text:p text:style-name="P1"><text:span text:style-name="T1">From mongoDB</text:span></text:p>
        </draw:rect>
        <draw:connector draw:style-name="gr12" draw:text-style-name="P1" draw:layer="layout" svg:x1="13.947cm" svg:y1="13.343cm" svg:x2="13.919cm" svg:y2="14.278cm" draw:start-shape="id33" draw:start-glue-point="2" draw:end-shape="id34" draw:end-glue-point="0" svg:d="M13947 13343v468h-28v467">
          <text:p/>
        </draw:connector>
        <draw:rect draw:style-name="gr14" draw:text-style-name="P3" xml:id="id35" draw:id="id35" draw:layer="layout" svg:width="3.81cm" svg:height="2.439cm" draw:transform="skewX (-0.0003490658503988) translate (7.542cm 20.345cm)">
          <text:p text:style-name="P1"><text:span text:style-name="T1">Create New Data,</text:span></text:p>
          <text:p text:style-name="P1"><text:span text:style-name="T1">Write Data to</text:span></text:p>
          <text:p text:style-name="P1"><text:span text:style-name="T1">MongoDB</text:span></text:p>
        </draw:rect>
        <draw:connector draw:style-name="gr12" draw:text-style-name="P1" draw:layer="layout" svg:x1="7.053cm" svg:y1="17.833cm" svg:x2="9.447cm" svg:y2="20.345cm" draw:start-shape="id31" draw:start-glue-point="7" draw:end-shape="id35" draw:end-glue-point="0" svg:d="M7053 17833h2394v2512">
          <text:p/>
        </draw:connector>
        <draw:custom-shape draw:style-name="gr7" draw:text-style-name="P3" xml:id="id36" draw:id="id36" draw:layer="layout" svg:width="3.683cm" svg:height="3.683cm" svg:x="12.115cm" svg:y="17.072cm">
          <text:p text:style-name="P3"><text:span text:style-name="T1">Data exi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svg:x1="13.92cm" svg:y1="16.056cm" svg:x2="13.956cm" svg:y2="17.072cm" draw:start-shape="id34" draw:start-glue-point="2" draw:end-shape="id36" draw:end-glue-point="4" svg:d="M13920 16056v508h36v508">
          <text:p/>
        </draw:connector>
        <draw:rect draw:style-name="gr14" draw:text-style-name="P3" xml:id="id37" draw:id="id37" draw:layer="layout" svg:width="3.81cm" svg:height="2.439cm" draw:transform="skewX (-0.0003490658503988) translate (11.988cm 22.152cm)">
          <text:p text:style-name="P1"><text:span text:style-name="T1">Respond Data</text:span></text:p>
        </draw:rect>
        <draw:rect draw:style-name="gr14" draw:text-style-name="P3" xml:id="id38" draw:id="id38" draw:layer="layout" svg:width="3.81cm" svg:height="2.439cm" draw:transform="skewX (-0.0003490658503988) translate (16.179cm 22.152cm)">
          <text:p text:style-name="P1"><text:span text:style-name="T1">Respond Error</text:span></text:p>
        </draw:rect>
        <draw:connector draw:style-name="gr12" draw:text-style-name="P1" draw:layer="layout" svg:x1="13.956cm" svg:y1="20.755cm" svg:x2="13.893cm" svg:y2="22.152cm" draw:start-shape="id36" draw:start-glue-point="6" draw:end-shape="id37" draw:end-glue-point="0" svg:d="M13956 20755v698h-63v699">
          <text:p/>
        </draw:connector>
        <draw:connector draw:style-name="gr12" draw:text-style-name="P1" draw:layer="layout" svg:x1="15.798cm" svg:y1="18.913cm" svg:x2="18.084cm" svg:y2="22.152cm" draw:start-shape="id36" draw:start-glue-point="7" draw:end-shape="id38" draw:end-glue-point="0" svg:d="M15798 18913h2286v3239">
          <text:p/>
        </draw:connector>
        <draw:connector draw:style-name="gr12" draw:text-style-name="P1" draw:layer="layout" svg:x1="5.257cm" svg:y1="22.784cm" svg:x2="11.988cm" svg:y2="23.371cm" draw:start-shape="id32" draw:start-glue-point="2" draw:end-shape="id37" svg:d="M5257 22784v587h6731">
          <text:p/>
        </draw:connector>
        <draw:connector draw:style-name="gr12" draw:text-style-name="P1" draw:layer="layout" svg:x1="9.448cm" svg:y1="22.784cm" svg:x2="11.988cm" svg:y2="23.371cm" draw:start-shape="id35" draw:start-glue-point="2" draw:end-shape="id37" draw:end-glue-point="3" svg:d="M9448 22784v587h2540">
          <text:p/>
        </draw:connector>
        <draw:custom-shape draw:style-name="gr7" draw:text-style-name="P3" xml:id="id30" draw:id="id30" draw:layer="layout" svg:width="3.683cm" svg:height="3.683cm" svg:x="3.39cm" svg:y="5.181cm">
          <text:p text:style-name="P3"><text:span text:style-name="T1">GET || PO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svg:x1="3.39cm" svg:y1="7.022cm" svg:x2="5.231cm" svg:y2="5.181cm" draw:start-shape="id30" draw:start-glue-point="5" draw:end-shape="id30" draw:end-glue-point="4" svg:d="M3390 7022h-502v-2343h2343v502">
          <text:p/>
        </draw:connector>
        <draw:connector draw:style-name="gr12" draw:text-style-name="P1" draw:layer="layout" svg:x1="5.231cm" svg:y1="8.864cm" svg:x2="5.203cm" svg:y2="9.649cm" draw:start-shape="id30" draw:start-glue-point="6" draw:end-shape="id28" draw:end-glue-point="0" svg:d="M5231 8864v392h-28v393">
          <text:p/>
        </draw:connector>
        <draw:connector draw:style-name="gr12" draw:text-style-name="P1" draw:layer="layout" draw:line-skew="0cm -7.463cm" svg:x1="13.894cm" svg:y1="24.591cm" svg:x2="5.231cm" svg:y2="5.181cm" draw:start-shape="id37" draw:start-glue-point="2" draw:end-shape="id30" draw:end-glue-point="4" svg:d="M13894 24591v501h-11827v-20413h3164v502">
          <text:p/>
        </draw:connector>
        <draw:connector draw:style-name="gr12" draw:text-style-name="P1" draw:layer="layout" draw:line-skew="0cm -9.559cm" svg:x1="18.085cm" svg:y1="24.591cm" svg:x2="5.231cm" svg:y2="5.181cm" draw:start-shape="id38" draw:start-glue-point="2" draw:end-shape="id30" draw:end-glue-point="4" svg:d="M18085 24591v501h-16018v-20413h3164v502">
          <text:p/>
        </draw:connector>
        <draw:rect draw:style-name="gr14" draw:text-style-name="P1" draw:layer="layout" svg:width="6.35cm" svg:height="3.81cm" svg:x="12.303cm" svg:y="3.413cm">
          <text:p text:style-name="P1">NPM</text:p>
          <text:p text:style-name="P1">Mongo API</text:p>
          <text:p text:style-name="P1">Read and Writ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16T06:37:42.04</meta:creation-date>
    <dc:date>2015-03-19T07:08:11.33</dc:date>
    <meta:editing-duration>PT2H30M8S</meta:editing-duration>
    <meta:editing-cycles>24</meta:editing-cycles>
    <meta:generator>OpenOffice/4.1.1$Win32 OpenOffice.org_project/411m6$Build-9775</meta:generator>
    <meta:document-statistic meta:object-count="88"/>
  </office:meta>
</office:document-meta>
</file>